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1.27cm" fo:margin-right="0cm" fo:text-indent="0cm" style:auto-text-indent="false"/>
      <style:text-properties fo:font-style="italic" style:font-style-asian="italic" style:font-style-complex="italic"/>
    </style:style>
    <style:style style:name="P2" style:family="paragraph" style:parent-style-name="Preformatted_20_Text">
      <style:paragraph-properties fo:margin-left="1.27cm" fo:margin-right="0cm" fo:margin-top="0cm" fo:margin-bottom="0.499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5" style:family="paragraph" style:parent-style-name="Text_20_body">
      <style:paragraph-properties fo:margin-left="0cm" fo:margin-right="0cm" fo:text-indent="0cm" style:auto-text-indent="false"/>
      <style:text-properties fo:color="#000000" style:font-name="Tms Rmn"/>
    </style:style>
    <style:style style:name="P6"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Times New Roman" fo:font-size="12pt" style:font-size-asian="12pt" style:font-size-complex="12pt"/>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font-style="normal" style:font-style-asian="normal" style:font-style-complex="normal"/>
    </style:style>
    <style:style style:name="P12" style:family="paragraph" style:parent-style-name="Standard">
      <style:paragraph-properties fo:margin-left="0cm" fo:margin-right="0cm" fo:text-indent="0cm" style:auto-text-indent="false"/>
      <style:text-properties style:text-underline-style="none"/>
    </style:style>
    <style:style style:name="P13" style:family="paragraph" style:parent-style-name="Standard">
      <style:paragraph-properties fo:margin-left="0cm" fo:margin-right="0cm" fo:text-indent="0cm" style:auto-text-indent="false"/>
      <style:text-properties fo:color="#000000" fo:font-style="normal" fo:font-weight="normal"/>
    </style:style>
    <style:style style:name="P14" style:family="paragraph" style:parent-style-name="Standard">
      <style:paragraph-properties fo:margin-left="0cm" fo:margin-right="0cm" fo:text-indent="0cm" style:auto-text-indent="false"/>
      <style:text-properties fo:color="#000000" fo:font-style="normal" style:text-underline-style="solid" style:text-underline-width="auto" style:text-underline-color="font-color" fo:font-weight="normal"/>
    </style:style>
    <style:style style:name="P15" style:family="paragraph" style:parent-style-name="Standard">
      <style:paragraph-properties fo:margin-left="0cm" fo:margin-right="0cm" fo:text-indent="0cm" style:auto-text-indent="false"/>
      <style:text-properties fo:color="#000000" fo:font-style="normal" style:text-underline-style="none" fo:font-weight="normal"/>
    </style:style>
    <style:style style:name="P16" style:family="paragraph" style:parent-style-name="Code">
      <style:paragraph-properties fo:margin-left="0cm" fo:margin-right="0cm" fo:text-indent="0cm" style:auto-text-indent="false"/>
      <style:text-properties style:font-name="Times New Roman" fo:font-size="12pt" style:font-size-asian="12pt" style:font-size-complex="12pt"/>
    </style:style>
    <style:style style:name="P17" style:family="paragraph" style:parent-style-name="Code">
      <style:paragraph-properties fo:margin-left="0cm" fo:margin-right="0cm" fo:text-indent="0cm"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ext_20_body">
      <style:paragraph-properties fo:margin-left="2.54cm" fo:margin-right="0cm" fo:margin-top="0cm" fo:margin-bottom="0cm" fo:text-indent="0cm" style:auto-text-indent="false"/>
    </style:style>
    <style:style style:name="P19"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0" style:family="paragraph" style:parent-style-name="Standard">
      <style:text-properties fo:color="#000000"/>
    </style:style>
    <style:style style:name="P21" style:family="paragraph" style:parent-style-name="Standard">
      <style:text-properties fo:color="#000000" fo:font-weight="bold" style:font-weight-asian="bold" style:font-weight-complex="bold"/>
    </style:style>
    <style:style style:name="P22" style:family="paragraph" style:parent-style-name="Standard">
      <style:text-properties fo:color="#000000" fo:font-weight="normal" style:font-weight-asian="normal" style:font-weight-complex="normal"/>
    </style:style>
    <style:style style:name="P23" style:family="paragraph" style:parent-style-name="Standard">
      <style:text-properties fo:color="#000000" fo:font-style="italic" fo:font-weight="normal" style:font-style-asian="italic" style:font-weight-asian="normal" style:font-style-complex="italic" style:font-weight-complex="normal"/>
    </style:style>
    <style:style style:name="P24" style:family="paragraph" style:parent-style-name="Standard">
      <style:text-properties fo:color="#000000" fo:font-style="normal" fo:font-weight="normal" style:font-style-asian="normal" style:font-weight-asian="normal" style:font-style-complex="normal" style:font-weight-complex="normal"/>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style="normal" style:font-style-asian="normal" style:font-style-complex="normal"/>
    </style:style>
    <style:style style:name="P28" style:family="paragraph" style:parent-style-name="Standard">
      <style:text-properties style:text-underline-style="solid" style:text-underline-width="auto" style:text-underline-color="font-color"/>
    </style:style>
    <style:style style:name="P29" style:family="paragraph" style:parent-style-name="Text_20_body">
      <style:text-properties fo:color="#ff0000" fo:font-weight="bold" style:font-weight-asian="bold" style:font-weight-complex="bold"/>
    </style:style>
    <style:style style:name="P30" style:family="paragraph" style:parent-style-name="Text_20_body">
      <style:text-properties style:font-name="Tms Rmn"/>
    </style:style>
    <style:style style:name="P31" style:family="paragraph" style:parent-style-name="Text_20_body">
      <style:text-properties style:font-name="Tms Rmn" fo:font-weight="bold" style:font-weight-asian="bold" style:font-weight-complex="bold"/>
    </style:style>
    <style:style style:name="P32" style:family="paragraph" style:parent-style-name="Standard">
      <style:paragraph-properties fo:margin-left="-0.056cm" fo:margin-right="0cm" fo:text-indent="0cm" style:auto-text-indent="false"/>
      <style:text-properties fo:color="#000000" style:font-name="Arial" fo:font-style="normal" style:font-style-asian="normal" style:font-style-complex="normal"/>
    </style:style>
    <style:style style:name="P33"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34" style:family="paragraph" style:parent-style-name="Standard">
      <style:paragraph-properties fo:margin-left="-0.056cm" fo:margin-right="0cm" fo:text-indent="0cm" style:auto-text-indent="false"/>
      <style:text-properties fo:color="#000000" style:font-name="Arial" fo:font-style="italic" fo:font-weight="normal" style:font-style-asian="italic" style:font-weight-asian="normal" style:font-style-complex="italic" style:font-weight-complex="normal"/>
    </style:style>
    <style:style style:name="P35" style:family="paragraph" style:parent-style-name="Standard">
      <style:paragraph-properties fo:margin-top="0cm" fo:margin-bottom="0.203cm"/>
    </style:style>
    <style:style style:name="P36" style:family="paragraph" style:parent-style-name="Standard">
      <style:paragraph-properties fo:margin-top="0cm" fo:margin-bottom="0.203cm"/>
      <style:text-properties style:font-name="Times New Roman" fo:font-size="12pt" style:font-size-asian="12pt" style:font-size-complex="12pt"/>
    </style:style>
    <style:style style:name="P37" style:family="paragraph" style:parent-style-name="Code_20_Indented">
      <style:paragraph-properties fo:margin-top="0cm" fo:margin-bottom="0.203cm"/>
      <style:text-properties style:font-name="Times New Roman" fo:font-size="12pt" fo:font-style="italic" style:font-size-asian="12pt" style:font-style-asian="italic" style:font-size-complex="12pt" style:font-style-complex="italic"/>
    </style:style>
    <style:style style:name="P38" style:family="paragraph" style:parent-style-name="Code_20_Indented">
      <style:paragraph-properties fo:margin-top="0cm" fo:margin-bottom="0.203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Code">
      <style:text-properties style:font-name="Times New Roman" fo:font-size="12pt" style:font-size-asian="12pt" style:font-size-complex="12pt"/>
    </style:style>
    <style:style style:name="P40" style:family="paragraph" style:parent-style-name="Code">
      <style:paragraph-properties fo:margin-left="1.27cm" fo:margin-right="0cm" fo:text-indent="-0.559cm" style:auto-text-indent="false"/>
      <style:text-properties style:font-name="Times New Roman" fo:font-size="12pt" fo:font-style="italic" style:font-size-asian="12pt" style:font-style-asian="italic" style:font-size-complex="12pt" style:font-style-complex="italic"/>
    </style:style>
    <style:style style:name="P41" style:family="paragraph" style:parent-style-name="Standard">
      <style:paragraph-properties fo:margin-left="-2.54cm" fo:margin-right="0cm" fo:text-indent="0cm" style:auto-text-indent="false"/>
      <style:text-properties fo:color="#000000" fo:font-style="italic" fo:font-weight="normal" style:font-style-asian="italic" style:font-weight-asian="normal" style:font-style-complex="italic" style:font-weight-complex="normal"/>
    </style:style>
    <style:style style:name="P42" style:family="paragraph" style:parent-style-name="Table_20_Contents">
      <style:paragraph-properties fo:margin-top="0cm" fo:margin-bottom="0.499cm"/>
    </style:style>
    <style:style style:name="P43" style:family="paragraph" style:parent-style-name="Preformatted_20_Text">
      <style:paragraph-properties fo:margin-top="0cm" fo:margin-bottom="0.499cm"/>
    </style:style>
    <style:style style:name="P44"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45" style:family="paragraph" style:parent-style-name="Contents_20_2">
      <style:paragraph-properties>
        <style:tab-stops>
          <style:tab-stop style:position="14.034cm" style:type="right" style:leader-style="dotted" style:leader-text="."/>
        </style:tab-stops>
      </style:paragraph-properties>
    </style:style>
    <style:style style:name="P46" style:family="paragraph" style:parent-style-name="Contents_20_3">
      <style:paragraph-properties>
        <style:tab-stops>
          <style:tab-stop style:position="13.61cm" style:type="right" style:leader-style="dotted" style:leader-text="."/>
        </style:tab-stops>
      </style:paragraph-properties>
    </style:style>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3"/>
    <style:style style:name="P50" style:family="paragraph" style:parent-style-name="Standard" style:list-style-name="L8">
      <style:text-properties fo:color="#000000" fo:font-weight="bold" style:font-weight-asian="bold" style:font-weight-complex="bold"/>
    </style:style>
    <style:style style:name="P51" style:family="paragraph" style:parent-style-name="Standard" style:list-style-name="L4">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52" style:family="paragraph" style:parent-style-name="Text_20_body" style:list-style-name="L9"/>
    <style:style style:name="P53" style:family="paragraph" style:parent-style-name="Text_20_body" style:list-style-name="WW8Num8">
      <style:paragraph-properties fo:margin-left="0cm" fo:margin-right="0cm" fo:text-indent="0cm" style:auto-text-indent="false"/>
      <style:text-properties fo:font-weight="normal" style:font-weight-asian="normal" style:font-weight-complex="normal"/>
    </style:style>
    <style:style style:name="P54" style:family="paragraph" style:parent-style-name="Body_20_Text_20_First_20_Indent" style:master-page-name="Standard">
      <style:paragraph-properties fo:margin-left="-5.08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55" style:family="paragraph" style:parent-style-name="Heading_20_1">
      <style:text-properties style:font-name="Times New Roman"/>
    </style:style>
    <style:style style:name="P56" style:family="paragraph" style:parent-style-name="Heading_20_1">
      <style:text-properties fo:color="#000000" fo:font-weight="bold" style:font-weight-asian="bold" style:font-weight-complex="bold"/>
    </style:style>
    <style:style style:name="P57" style:family="paragraph" style:parent-style-name="Heading_20_2">
      <style:text-properties fo:color="#000000" fo:font-weight="bold" style:font-weight-asian="bold" style:font-weight-complex="bold"/>
    </style:style>
    <style:style style:name="P58" style:family="paragraph" style:parent-style-name="Heading_20_2">
      <style:paragraph-properties fo:margin-left="-0.056cm" fo:margin-right="0cm" fo:text-indent="0cm" style:auto-text-indent="false"/>
      <style:text-properties fo:color="#000000" style:font-name="Arial" fo:font-style="italic" style:font-style-asian="italic" style:font-style-complex="italic"/>
    </style:style>
    <style:style style:name="P59" style:family="paragraph" style:parent-style-name="Text_20_body_20_indent" style:list-style-name="L5">
      <style:paragraph-properties fo:margin-left="0cm" fo:margin-right="0cm" fo:text-indent="0cm" style:auto-text-indent="false"/>
      <style:text-properties style:font-name="Times New Roman" fo:font-weight="bold"/>
    </style:style>
    <style:style style:name="P60" style:family="paragraph" style:parent-style-name="Text_20_body_20_indent" style:list-style-name="L6">
      <style:paragraph-properties fo:margin-left="0cm" fo:margin-right="0cm" fo:text-indent="0cm" style:auto-text-indent="false"/>
      <style:text-properties style:font-name="Times New Roman" fo:font-weight="bold"/>
    </style:style>
    <style:style style:name="P61" style:family="paragraph" style:parent-style-name="List_20_Number">
      <style:text-properties fo:font-weight="bold" style:font-weight-asian="bold" style:font-weight-complex="bold"/>
    </style:style>
    <style:style style:name="P62" style:family="paragraph" style:parent-style-name="List_20_Number">
      <style:text-properties fo:font-weight="bold" style:font-weight-asian="bold" style:font-weight-complex="bold"/>
    </style:style>
    <style:style style:name="P63" style:family="paragraph" style:parent-style-name="List_20_Number">
      <style:text-properties fo:font-weight="normal" style:font-weight-asian="normal" style:font-weight-complex="normal"/>
    </style:style>
    <style:style style:name="P64" style:family="paragraph" style:parent-style-name="List_20_Number">
      <style:text-properties fo:color="#000000" fo:font-style="normal" fo:font-weight="normal" style:font-style-asian="normal" style:font-weight-asian="normal" style:font-style-complex="normal" style:font-weight-complex="normal"/>
    </style:style>
    <style:style style:name="P65" style:family="paragraph" style:parent-style-name="List_20_Number">
      <style:paragraph-properties fo:margin-left="0cm" fo:margin-right="0cm" fo:text-indent="0cm" style:auto-text-indent="false"/>
    </style:style>
    <style:style style:name="P66" style:family="paragraph" style:parent-style-name="List_20_Number" style:list-style-name="WW8Num27">
      <style:paragraph-properties fo:margin-left="0cm" fo:margin-right="0cm" fo:text-indent="0cm" style:auto-text-indent="false"/>
    </style:style>
    <style:style style:name="P67" style:family="paragraph" style:parent-style-name="List_20_Number">
      <style:paragraph-properties fo:margin-left="0cm" fo:margin-right="0cm" fo:text-indent="0cm" style:auto-text-indent="false"/>
      <style:text-properties fo:font-weight="bold" style:font-weight-asian="bold" style:font-weight-complex="bold"/>
    </style:style>
    <style:style style:name="P68" style:family="paragraph" style:parent-style-name="List_20_Number">
      <style:paragraph-properties fo:margin-left="0cm" fo:margin-right="0cm" fo:text-indent="0cm" style:auto-text-indent="false"/>
    </style:style>
    <style:style style:name="P69" style:family="paragraph" style:parent-style-name="List_20_Number" style:list-style-name="WW8Num14">
      <style:paragraph-properties fo:margin-left="0cm" fo:margin-right="0cm" fo:text-indent="0cm" style:auto-text-indent="false"/>
    </style:style>
    <style:style style:name="P70" style:family="paragraph" style:parent-style-name="List_20_Number" style:list-style-name="WW8Num14">
      <style:paragraph-properties fo:margin-left="0cm" fo:margin-right="0cm" fo:text-indent="0cm" style:auto-text-indent="false"/>
      <style:text-properties fo:color="#000000"/>
    </style:style>
    <style:style style:name="P71" style:family="paragraph" style:parent-style-name="List_20_Number" style:list-style-name="WW8Num29">
      <style:paragraph-properties fo:margin-left="0cm" fo:margin-right="0cm" fo:text-indent="0cm" style:auto-text-indent="false"/>
    </style:style>
    <style:style style:name="P72" style:family="paragraph" style:parent-style-name="List_20_Number">
      <style:paragraph-properties fo:margin-left="0cm" fo:margin-right="0cm" fo:text-indent="0cm" style:auto-text-indent="false">
        <style:tab-stops>
          <style:tab-stop style:position="2.921cm"/>
        </style:tab-stops>
      </style:paragraph-properties>
      <style:text-properties style:font-name="Times New Roman" fo:font-style="normal" style:font-style-asian="normal" style:font-style-complex="normal"/>
    </style:style>
    <style:style style:name="P73" style:family="paragraph" style:parent-style-name="List_20_Number" style:list-style-name="WW8Num27">
      <style:paragraph-properties fo:margin-left="0.042cm" fo:margin-right="0cm" fo:text-indent="0cm" style:auto-text-indent="false"/>
    </style:style>
    <style:style style:name="P74" style:family="paragraph" style:parent-style-name="List_20_Number" style:list-style-name="WW8Num28">
      <style:paragraph-properties fo:margin-left="-1.016cm" fo:margin-right="0cm" fo:text-indent="0cm" style:auto-text-indent="false">
        <style:tab-stops>
          <style:tab-stop style:position="2.921cm"/>
        </style:tab-stops>
      </style:paragraph-properties>
    </style:style>
    <style:style style:name="P75" style:family="paragraph" style:parent-style-name="List_20_Number">
      <style:paragraph-properties fo:margin-left="2.54cm" fo:margin-right="0cm" fo:text-indent="0cm" style:auto-text-indent="false"/>
    </style:style>
    <style:style style:name="P76" style:family="paragraph" style:parent-style-name="List_20_Number">
      <style:paragraph-properties fo:margin-left="2.54cm" fo:margin-right="0cm" fo:text-indent="0cm" style:auto-text-indent="false"/>
      <style:text-properties fo:font-style="italic" fo:font-weight="bold" style:font-style-asian="italic" style:font-weight-asian="bold" style:font-weight-complex="bold"/>
    </style:style>
    <style:style style:name="P77" style:family="paragraph" style:parent-style-name="List_20_Number">
      <style:paragraph-properties fo:margin-left="2.54cm" fo:margin-right="0cm" fo:text-indent="0cm" style:auto-text-indent="false"/>
      <style:text-properties fo:font-style="italic" style:font-style-asian="italic"/>
    </style:style>
    <style:style style:name="P78" style:family="paragraph" style:parent-style-name="List_20_Number">
      <style:paragraph-properties fo:margin-left="2.54cm" fo:margin-right="0cm" fo:text-indent="0cm" style:auto-text-indent="false"/>
      <style:text-properties fo:color="#000000" fo:font-style="italic" style:font-style-asian="italic"/>
    </style:style>
    <style:style style:name="P79" style:family="paragraph" style:parent-style-name="List_20_Number">
      <style:paragraph-properties fo:margin-left="2.54cm" fo:margin-right="0cm" fo:text-indent="0cm" style:auto-text-indent="false">
        <style:tab-stops>
          <style:tab-stop style:position="2.921cm"/>
        </style:tab-stops>
      </style:paragraph-properties>
      <style:text-properties style:font-name="Times New Roman" fo:font-style="italic" style:font-style-asian="italic" style:font-style-complex="italic"/>
    </style:style>
    <style:style style:name="P80" style:family="paragraph" style:parent-style-name="List_20_Number">
      <style:paragraph-properties fo:margin-left="2.54cm" fo:margin-right="0cm" fo:text-indent="0cm" style:auto-text-indent="false">
        <style:tab-stops>
          <style:tab-stop style:position="2.921cm"/>
        </style:tab-stops>
      </style:paragraph-properties>
      <style:text-properties style:font-name="Times New Roman" fo:font-style="italic" fo:font-weight="normal" style:font-style-asian="italic" style:font-weight-asian="normal" style:font-style-complex="italic" style:font-weight-complex="normal"/>
    </style:style>
    <style:style style:name="P81" style:family="paragraph" style:parent-style-name="List_20_Number">
      <style:paragraph-properties fo:margin-left="2.54cm" fo:margin-right="0cm" fo:text-indent="0cm" style:auto-text-indent="false">
        <style:tab-stops>
          <style:tab-stop style:position="2.921cm"/>
        </style:tab-stops>
      </style:paragraph-properties>
      <style:text-properties style:font-name="Times New Roman" fo:font-style="normal" style:font-style-asian="normal" style:font-style-complex="normal"/>
    </style:style>
    <style:style style:name="P82" style:family="paragraph" style:parent-style-name="List_20_Number">
      <style:paragraph-properties fo:margin-left="2.54cm" fo:margin-right="0cm" fo:text-indent="0cm" style:auto-text-indent="false" fo:padding="0.074cm" fo:border-left="none" fo:border-right="none" fo:border-top="none" fo:border-bottom="0.002cm solid #000000" style:join-border="false"/>
    </style:style>
    <style:style style:name="P83" style:family="paragraph" style:parent-style-name="List_20_Number">
      <style:paragraph-properties fo:margin-left="0.635cm" fo:margin-right="0cm" fo:text-indent="0cm" style:auto-text-indent="false"/>
    </style:style>
    <style:style style:name="P84" style:family="paragraph" style:parent-style-name="List_20_Number">
      <style:paragraph-properties fo:margin-left="1.27cm" fo:margin-right="0cm" fo:text-indent="0cm" style:auto-text-indent="false"/>
    </style:style>
    <style:style style:name="P85" style:family="paragraph" style:parent-style-name="List_20_Number">
      <style:paragraph-properties fo:margin-left="1.27cm" fo:margin-right="0cm" fo:text-indent="0cm" style:auto-text-indent="false">
        <style:tab-stops>
          <style:tab-stop style:position="2.921cm"/>
        </style:tab-stops>
      </style:paragraph-properties>
      <style:text-properties style:font-name="Times New Roman"/>
    </style:style>
    <style:style style:name="P86" style:family="paragraph" style:parent-style-name="List_20_Number">
      <style:paragraph-properties fo:margin-left="1.27cm" fo:margin-right="0cm" fo:text-indent="0cm" style:auto-text-indent="false">
        <style:tab-stops>
          <style:tab-stop style:position="2.921cm"/>
        </style:tab-stops>
      </style:paragraph-properties>
      <style:text-properties style:font-name="Times New Roman" fo:font-style="italic" fo:font-weight="bold" style:font-style-asian="italic" style:font-style-complex="italic"/>
    </style:style>
    <style:style style:name="P87" style:family="paragraph" style:parent-style-name="List_20_Number" style:list-style-name="L7">
      <style:paragraph-properties fo:margin-left="1.27cm" fo:margin-right="0cm" fo:text-indent="0cm" style:auto-text-indent="false">
        <style:tab-stops>
          <style:tab-stop style:position="2.921cm"/>
        </style:tab-stops>
      </style:paragraph-properties>
      <style:text-properties style:font-name="Times New Roman" fo:font-style="italic" style:font-style-asian="italic" style:font-style-complex="italic"/>
    </style:style>
    <style:style style:name="P88" style:family="paragraph" style:parent-style-name="List_20_Number">
      <style:paragraph-properties fo:margin-left="1.27cm" fo:margin-right="0cm" fo:text-indent="0cm" style:auto-text-indent="false">
        <style:tab-stops>
          <style:tab-stop style:position="2.921cm"/>
        </style:tab-stops>
      </style:paragraph-properties>
      <style:text-properties style:font-name="Times New Roman" fo:font-style="normal" style:font-style-asian="normal" style:font-style-complex="normal"/>
    </style:style>
    <style:style style:name="P89" style:family="paragraph" style:parent-style-name="List_20_Number" style:list-style-name="L7">
      <style:paragraph-properties fo:margin-left="1.27cm" fo:margin-right="0cm" fo:text-indent="0cm" style:auto-text-indent="false">
        <style:tab-stops>
          <style:tab-stop style:position="2.921cm"/>
        </style:tab-stops>
      </style:paragraph-properties>
      <style:text-properties style:font-name="Times New Roman" fo:font-style="normal" style:font-style-asian="normal" style:font-style-complex="normal"/>
    </style:style>
    <style:style style:name="P90" style:family="paragraph" style:parent-style-name="List_20_Number" style:list-style-name="L7">
      <style:paragraph-properties fo:margin-left="1.27cm" fo:margin-right="0cm" fo:text-indent="0cm" style:auto-text-indent="false">
        <style:tab-stops>
          <style:tab-stop style:position="2.921cm"/>
        </style:tab-stops>
      </style:paragraph-properties>
      <style:text-properties style:font-name="Times New Roman" fo:font-style="normal" fo:font-weight="bold" style:font-style-asian="normal" style:font-weight-asian="bold" style:font-style-complex="normal" style:font-weight-complex="bold"/>
    </style:style>
    <style:style style:name="P91" style:family="paragraph" style:parent-style-name="List_20_Number">
      <style:paragraph-properties fo:margin-left="0.635cm" fo:margin-right="0cm" fo:text-indent="-0.635cm" style:auto-text-indent="false"/>
      <style:text-properties fo:color="#000000"/>
    </style:style>
    <style:style style:name="P92" style:family="paragraph" style:parent-style-name="List_20_Number">
      <style:paragraph-properties fo:margin-left="0.635cm" fo:margin-right="0cm" fo:text-indent="-0.635cm" style:auto-text-indent="false"/>
      <style:text-properties fo:color="#000000" style:text-underline-style="none"/>
    </style:style>
    <style:style style:name="P93" style:family="paragraph" style:parent-style-name="List_20_Number">
      <style:paragraph-properties fo:margin-left="0.635cm" fo:margin-right="0cm" fo:text-indent="-0.635cm" style:auto-text-indent="false"/>
      <style:text-properties fo:color="#000000" fo:font-style="normal" style:text-underline-style="none" fo:font-weight="normal" style:font-style-asian="normal" style:font-weight-asian="normal" style:font-style-complex="normal" style:font-weight-complex="normal"/>
    </style:style>
    <style:style style:name="P94" style:family="paragraph" style:parent-style-name="List_20_Number">
      <style:paragraph-properties fo:margin-left="0.635cm" fo:margin-right="0cm" fo:text-indent="-0.635cm" style:auto-text-indent="false"/>
      <style:text-properties fo:color="#000000" fo:font-style="normal" fo:font-weight="normal" style:font-style-asian="normal" style:font-weight-asian="normal" style:font-style-complex="normal" style:font-weight-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ff0000"/>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fo:color="#000000" fo:font-style="italic" fo:font-weight="normal" style:font-style-asian="italic" style:font-style-complex="italic"/>
    </style:style>
    <style:style style:name="T14" style:family="text">
      <style:text-properties fo:color="#000000" fo:font-weight="bold" style:font-weight-asian="bold" style:font-weight-complex="bold"/>
    </style:style>
    <style:style style:name="T15" style:family="text">
      <style:text-properties fo:color="#000000" fo:font-style="normal" fo:font-weight="normal"/>
    </style:style>
    <style:style style:name="T16" style:family="text">
      <style:text-properties fo:color="#000000" fo:font-style="normal" fo:font-weight="bold" style:font-weight-asian="bold" style:font-weight-complex="bold"/>
    </style:style>
    <style:style style:name="T17" style:family="text">
      <style:text-properties fo:color="#000000" style:font-name="Times New Roman1" fo:font-size="12pt" style:font-name-asian="Times New Roman1" style:font-size-asian="12pt" style:font-name-complex="Times New Roman1" style:font-size-complex="12pt"/>
    </style:style>
    <style:style style:name="T18" style:family="text">
      <style:text-properties fo:color="#000000"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font-name="Times New Roman" fo:font-style="normal" style:font-style-asian="normal" style:font-style-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size="11pt" fo:font-style="italic" fo:font-weight="bold" style:font-size-asian="11pt" style:font-style-asian="italic" style:font-weight-asian="bold" style:font-size-complex="11pt" style:font-style-complex="italic" style:font-weight-complex="bold"/>
    </style:style>
    <style:style style:name="T28"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985cm" text:min-label-width="0.635cm"/>
        <style:text-properties style:font-name="StarSymbol"/>
      </text:list-level-style-bullet>
      <text:list-level-style-bullet text:level="7" text:style-name="Bullet_20_Symbols" style:num-suffix="." text:bullet-char="●">
        <style:list-level-properties text:space-before="8.255cm" text:min-label-width="0.635cm"/>
        <style:text-properties style:font-name="StarSymbol"/>
      </text:list-level-style-bullet>
      <text:list-level-style-bullet text:level="8" text:style-name="Bullet_20_Symbols" style:num-suffix="." text:bullet-char="○">
        <style:list-level-properties text:space-before="9.525cm" text:min-label-width="0.635cm"/>
        <style:text-properties style:font-name="StarSymbol"/>
      </text:list-level-style-bullet>
      <text:list-level-style-bullet text:level="9" text:style-name="Bullet_20_Symbols" style:num-suffix="." text:bullet-char="■">
        <style:list-level-properties text:space-before="10.795cm" text:min-label-width="0.635cm"/>
        <style:text-properties style:font-name="StarSymbol"/>
      </text:list-level-style-bullet>
      <text:list-level-style-bullet text:level="10" text:style-name="Bullet_20_Symbols" style:num-suffix="." text:bullet-char="●">
        <style:list-level-properties text:space-before="12.06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ime-style style:name="N43">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tab/><text:tab/><text:tab/><text:tab/>XCAT 2 on AIX</text:p>
      <text:p text:style-name="P6">Creating an xCAT Management Node</text:p>
      <text:p text:style-name="Body_20_Text_20_First_20_Indent"><text:tab/><text:tab/><text:tab/><text:tab/><text:date style:data-style-name="N5036" text:date-value="2010-07-05T09:27:39.42" text:fixed="true">07/05/2010</text:date>, <text:time style:data-style-name="N43" text:time-value="2010-07-05T09:28:51.02">09:28:51 A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44"><text:a xlink:type="simple" xlink:href="#1.Overiew |outline">1.0 Overiew <text:tab/>1</text:a></text:p>
          <text:p text:style-name="P44"><text:a xlink:type="simple" xlink:href="#2. Installing xCAT and prerequisite Software|outline">2.0 <text:s/>Installing xCAT and prerequisite Software<text:tab/>1</text:a></text:p>
          <text:p text:style-name="P45"><text:a xlink:type="simple" xlink:href="#2.1.Set up an AIX system to use as an xCAT Management Node|outline">2.1 Set up an AIX system to use as an xCAT Management Node<text:tab/>2</text:a></text:p>
          <text:p text:style-name="P45"><text:a xlink:type="simple" xlink:href="#2.2.Install AIX prerequisite software|outline">2.2 Install AIX prerequisite software<text:tab/>2</text:a></text:p>
          <text:p text:style-name="P46"><text:a xlink:type="simple" xlink:href="#2.2.1.openssl and openssh |outline">2.2.1 openssl and openssh <text:tab/>2</text:a></text:p>
          <text:p text:style-name="P46"><text:a xlink:type="simple" xlink:href="#2.2.2.expect, tk, and tcl|outline">2.2.2 expect, tk, and tcl<text:tab/>2</text:a></text:p>
          <text:p text:style-name="P46"><text:a xlink:type="simple" xlink:href="#2.2.3.devices.tmiscw (Optional)|outline">2.2.3 devices.tmiscw (Optional)<text:tab/>3</text:a></text:p>
          <text:p text:style-name="P45"><text:a xlink:type="simple" xlink:href="#2.3.Create a new volume group for your /install directory (optional)|outline">2.3 Create a new volume group for your /install directory (optional)<text:tab/>3</text:a></text:p>
          <text:p text:style-name="P45"><text:a xlink:type="simple" xlink:href="#2.4.Download and install the prerequisite Open Source Software (OSS)|outline">2.4 Download and install the prerequisite Open Source Software (OSS)<text:tab/>4</text:a></text:p>
          <text:p text:style-name="P45"><text:a xlink:type="simple" xlink:href="#2.5.Download and install the xCAT software.|outline">2.5 Download and install the xCAT software.<text:tab/>4</text:a></text:p>
          <text:p text:style-name="P45"><text:a xlink:type="simple" xlink:href="#2.6.Verify the xCAT installation.|outline">2.6 Verify the xCAT installation.<text:tab/>5</text:a></text:p>
          <text:p text:style-name="P44"><text:a xlink:type="simple" xlink:href="#3. Additional configuration of the management node|outline">3.0 <text:s/>Additional configuration of the management node<text:tab/>6</text:a></text:p>
          <text:p text:style-name="P45"><text:a xlink:type="simple" xlink:href="#3.1.Cluster network configuration notes|outline">3.1 Cluster network configuration notes<text:tab/>6</text:a></text:p>
          <text:p text:style-name="P45"><text:a xlink:type="simple" xlink:href="#3.2.Choose the shell to use in the cluster (optional)|outline">3.2 Choose the shell to use in the cluster (optional)<text:tab/>6</text:a></text:p>
          <text:p text:style-name="P45"><text:a xlink:type="simple" xlink:href="#3.3.Configuring name resolution (optional)|outline">3.3 Configuring name resolution (optional)<text:tab/>6</text:a></text:p>
          <text:p text:style-name="P46"><text:a xlink:type="simple" xlink:href="#3.3.1.Add cluster nodes to the /etc/hosts file|outline">3.3.1 Add cluster nodes to the /etc/hosts file<text:tab/>7</text:a></text:p>
          <text:p text:style-name="P46"><text:a xlink:type="simple" xlink:href="#3.3.2.Set up a DNS nameserver|outline">3.3.2 Set up a DNS nameserver<text:tab/>8</text:a></text:p>
          <text:p text:style-name="P45"><text:a xlink:type="simple" xlink:href="#3.4.Syslog setup|outline">3.4 Syslog setup<text:tab/>9</text:a></text:p>
          <text:p text:style-name="P45"><text:a xlink:type="simple" xlink:href="#3.5.Add cluster resolv.conf file (optional)|outline">3.5 Add cluster resolv.conf file (optional)<text:tab/>10</text:a></text:p>
          <text:p text:style-name="P45"><text:a xlink:type="simple" xlink:href="#3.6.Set cluster root password (optional)|outline">3.6 Set cluster root password (optional)<text:tab/>10</text:a></text:p>
          <text:p text:style-name="P45"><text:a xlink:type="simple" xlink:href="#3.7.Set up NTP (optional)|outline">3.7 Set up NTP (optional)<text:tab/>10</text:a></text:p>
          <text:p text:style-name="P45"><text:a xlink:type="simple" xlink:href="#3.8.Increase file size limit|outline">3.8 Increase file size limit<text:tab/>11</text:a></text:p>
          <text:p text:style-name="P45"><text:a xlink:type="simple" xlink:href="#3.9.Check the policy definitions.|outline">3.9 Check the policy definitions.<text:tab/>11</text:a></text:p>
          <text:p text:style-name="P45"><text:a xlink:type="simple" xlink:href="#3.10.Check system services|outline">3.10 Check system services<text:tab/>11</text:a></text:p>
          <text:p text:style-name="P44"><text:a xlink:type="simple" xlink:href="#4. xCAT on AIX documentation|outline">4.0 <text:s/>xCAT on AIX documentation<text:tab/>12</text:a></text:p>
          <text:p text:style-name="P45"><text:a xlink:type="simple" xlink:href="#4.1.Terminology|outline">4.1 Terminology<text:tab/>12</text:a></text:p>
          <text:p text:style-name="P45"><text:a xlink:type="simple" xlink:href="#4.2.Installing AIX standalone nodes (using NIM rte method)|outline">4.2 Installing AIX standalone nodes (using NIM rte method)<text:tab/>13</text:a></text:p>
          <text:p text:style-name="P45"><text:a xlink:type="simple" xlink:href="#4.3.Booting AIX diskless nodes (using stateless method)|outline">4.3 Booting AIX diskless nodes (using stateless method)<text:tab/>13</text:a></text:p>
          <text:p text:style-name="P45"><text:a xlink:type="simple" xlink:href="#4.4.Cloning AIX nodes (install using AIX mksysb image)|outline">4.4 Cloning AIX nodes (install using AIX mksysb image)<text:tab/>13</text:a></text:p>
          <text:p text:style-name="P45"><text:a xlink:type="simple" xlink:href="#4.5.Using xCAT Service Nodes with AIX|outline">4.5 Using xCAT Service Nodes with AIX<text:tab/>13</text:a></text:p>
          <text:p text:style-name="P45"><text:a xlink:type="simple" xlink:href="#4.6.Updating AIX cluster nodes|outline">4.6 Updating AIX cluster nodes<text:tab/>13</text:a></text:p>
          <text:p text:style-name="P44"><text:a xlink:type="simple" xlink:href="#5.References|outline">5.0 References<text:tab/>13</text:a></text:p>
        </text:index-body>
      </text:table-of-content>
      <text:p text:style-name="P19"/>
      <text:h text:style-name="P55" text:outline-level="1">Overiew </text:h>
      <text:p text:style-name="Text_20_body">This document describes how to install and configure an xCAT on AIX management node. <text:s/></text:p>
      <text:h text:style-name="Heading_20_1" text:outline-level="1"><text:s/>Installing xCAT and prerequisite Software</text:h>
      <text:p text:style-name="Text_20_body"/>
      <text:h text:style-name="Heading_20_2" text:outline-level="2" text:restart-numbering="true" text:start-value="1"><text:soft-page-break/>Set up an AIX system to use as an xCAT Management Node</text:h>
      <text:list xml:id="list29388050" text:style-name="WW8Num8">
        <text:list-header>
          <text:p text:style-name="P65"/>
        </text:list-header>
      </text:list>
      <text:list xml:id="list29405233" text:style-name="WW8Num27">
        <text:list-item>
          <text:p text:style-name="P73">Follow AIX documentation and procedures to install and configure the base AIX operating system. (Typically by using the product media.)</text:p>
        </text:list-item>
        <text:list-item>
          <text:p text:style-name="P66">Apply the latest AIX software updates and fixes as needed.</text:p>
        </text:list-item>
        <text:list-item>
          <text:p text:style-name="P66">Make sure the OS version installed on the management node is greater than or equal to the OS versions you wish to install on the cluster nodes.</text:p>
        </text:list-item>
      </text:list>
      <text:p text:style-name="P67"/>
      <text:h text:style-name="Heading_20_2" text:outline-level="2">Install AIX prerequisite software</text:h>
      <text:p text:style-name="Contents_20_3"/>
      <text:p text:style-name="P5">To install the additional AIX software you have a choice of several different interfaces provided by AIX. <text:s text:c="2"/>Perhaps the easiest method is to use the SMIT (or “smitty”) interface but you could also use the AIX <text:span text:style-name="T8">geninstall, installp, or rpm</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67"/>
      <text:p text:style-name="P62">Important Note</text:p>
      <text:p text:style-name="P4"><text:span text:style-name="T18">Since these are </text:span><text:span text:style-name="T26">installp</text:span><text:span text:style-name="T18"> file sets you should run </text:span><text:span text:style-name="T26">/usr/sbin/updtvpkg</text:span><text:span text:style-name="T18"> after installing to make sure that the RPM reflection of what was installed by </text:span><text:span text:style-name="T26">installp</text:span><text:span text:style-name="T18"> is updated.</text:span><text:span text:style-name="T10"> This makes it possible for RPM packages with a dependencies to recognize that the dependency is satisfied.</text:span></text:p>
      <text:list xml:id="list29395857" text:continue-list="list29388050" text:style-name="WW8Num8">
        <text:list-header>
          <text:p text:style-name="P53"><text:span text:style-name="T10"><text:tab/></text:span><text:span text:style-name="T12">updtvpkg</text:span></text:p>
        </text:list-header>
      </text:list>
      <text:h text:style-name="Heading_20_3" text:outline-level="3">openssl and openssh </text:h>
      <text:p text:style-name="P62"/>
      <text:p text:style-name="P63">The openssl and openssh installp filesets are now available on AIX product media. <text:s/>(Starting in AIX 6.1.3.)</text:p>
      <text:p text:style-name="P63"/>
      <text:p text:style-name="P63">You can check to see if these are installed by running the “<text:span text:style-name="T8">lslpp</text:span>” command. For example:</text:p>
      <text:p text:style-name="P63"/>
      <text:p text:style-name="P63"><text:tab/><text:span text:style-name="T4">lslpp -l | grep open</text:span></text:p>
      <text:p text:style-name="P64"/>
      <text:p text:style-name="P64">If they are not installed then use the AIX product media and standard AIX tools to install them.</text:p>
      <text:h text:style-name="Heading_20_3" text:outline-level="3">expect, tk, and tcl</text:h>
      <text:p text:style-name="Standard"/>
      <text:p text:style-name="Standard">This software is now shipped with AIX product media. <text:s/>(<text:span text:style-name="T19">Starting in AIX 6.1.2.)</text:span></text:p>
      <text:p text:style-name="P25"/>
      <text:p text:style-name="P25">They are normally installed with AIX but in some cases you will have to install them manually from the AIX media.</text:p>
      <text:p text:style-name="P25"><text:soft-page-break/>Check if they are installed and install them if needed.</text:p>
      <text:p text:style-name="P25"/>
      <text:p text:style-name="Standard"><text:span text:style-name="T19">If they are not available on the AIX media then you can get them from the “AIX Toolbox for Linux Applications” (</text:span><text:a xlink:type="simple" xlink:href="http://www-03.ibm.com/systems/power/software/aix/linux/toolbox/alpha.html"><text:span text:style-name="T19">http://www-03.ibm.com/systems/power/software/aix/linux/toolbox/alpha.html</text:span></text:a>)</text:p>
      <text:p text:style-name="P24"/>
      <text:h text:style-name="Heading_20_3" text:outline-level="3">devices.tmiscw (Optional)</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8">Note:</text:span> <text:s/>The xCAT diskless dump support is available in xCAT version 2.5 and beyond. <text:s/>You will also need AIX 6.1.6 or greater for full support.</text:p>
      <text:h text:style-name="Heading_20_2" text:outline-level="2">Create a new volume group for your /install directory (optional)</text:h>
      <text:list xml:id="list29416252" text:continue-numbering="true" text:style-name="WW8Num8">
        <text:list-header>
          <text:p text:style-name="P61"/>
        </text:list-header>
      </text:list>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42">You can create the /install file system as part of the rootvg or in its own volume group. The following examples illustrate how to create the /install file system using the root volume group. To create a 5 GB file system called /install you could issue the AIX <text:span text:style-name="T8">crfs</text:span> command: </text:p>
      <text:p text:style-name="P2">crfs -v jfs2 -g rootvg -m /install -a size=5G -A yes </text:p>
      <text:p text:style-name="Text_20_body">After you have created /install, you must mount it, as follows: </text:p>
      <text:p text:style-name="P43"><text:tab/>mount <text:s/>/install</text:p>
      <text:p text:style-name="P21">Note: <text:span text:style-name="T19">You can use the AIX SMIT interfaces to create new volume groups and file systems etc. <text:s/>For example, to create a new file system you could use the SMIT fastpath (“crfs”) to go directly to the correct SMIT panel. <text:s/>(Just type “</text:span><text:span text:style-name="T5">smit crfs”.)</text:span></text:p>
      <text:p text:style-name="P23"/>
      <text:h text:style-name="Heading_20_2" text:outline-level="2"><text:soft-page-break/>Download and install the prerequisite Open Source Software (OSS)</text:h>
      <text:p text:style-name="Standard"/>
      <text:list xml:id="list29416619" text:continue-numbering="true" text:style-name="WW8Num8">
        <text:list-header>
          <text:p text:style-name="P65"/>
        </text:list-header>
      </text:list>
      <text:list xml:id="list29379217" text:style-name="WW8Num28">
        <text:list-item>
          <text:p text:style-name="P74">Download the latest dep-aix-*.tar.gz <text:s/>tar file from<text:span text:style-name="T9"> </text:span><text:a xlink:type="simple" xlink:href="http://xcat.sourceforge.net/#download">http://xcat.sourceforge.net/#download</text:a><text:a xlink:type="simple" xlink:href="http://xcat.sourceforge.net/#download"><text:span text:style-name="T23"> <text:s text:c="2"/></text:span></text:a>and copy it to a convenient location on your xCAT management node.</text:p>
        </text:list-item>
        <text:list-item>
          <text:p text:style-name="P74">Unwrap the tar file. For example:</text:p>
        </text:list-item>
      </text:list>
      <text:list xml:id="list29401732" text:continue-list="list29416619" text:style-name="WW8Num8">
        <text:list-header>
          <text:p text:style-name="P76">gunzip <text:s/>dep-aix-*.tar.gz</text:p>
          <text:p text:style-name="P76">tar –xvf <text:s/>dep-aix-*.tar</text:p>
          <text:p text:style-name="P75"/>
        </text:list-header>
      </text:list>
      <text:list xml:id="list29417545" text:continue-list="list29379217" text:style-name="WW8Num28">
        <text:list-item text:start-value="1">
          <text:p text:style-name="P74">Read the README file.</text:p>
        </text:list-item>
        <text:list-item>
          <text:p text:style-name="P74">Run the <text:span text:style-name="T7">instoss</text:span> script (contained in the tar file) to install the OSS packages. Please make sure the /opt and the other file systems have enough disk space to install these OSS packages before running the <text:span text:style-name="T8">instoss </text:span><text:span text:style-name="T19">script</text:span>.</text:p>
        </text:list-item>
      </text:list>
      <text:p text:style-name="P83"/>
      <text:p text:style-name="P68"><text:span text:style-name="T8">Note: </text:span><text:s/>The expect, tk and tcl <text:s/>rpms are no longer shipped by xCAT. <text:s/>They are now <text:s/>shipped with AIX. <text:s text:c="2"/></text:p>
      <text:p text:style-name="P68"/>
      <text:p text:style-name="P68"><text:span text:style-name="T8">Note #2</text:span>: <text:s/>For easier downloading without a web browser, you may want to download and install the <text:span text:style-name="T8">wget</text:span> tool from the AIX Toolkit for Linux. <text:s/></text:p>
      <text:h text:style-name="Heading_20_2" text:outline-level="2">Download and install the xCAT software.</text:h>
      <text:list xml:id="list29388791" text:continue-list="list29401732" text:style-name="WW8Num8">
        <text:list-header>
          <text:p text:style-name="P65"/>
        </text:list-header>
      </text:list>
      <text:list xml:id="list29387238" text:style-name="WW8Num14">
        <text:list-item>
          <text:p text:style-name="P69">Download the latest xCAT for AIX tar file from <text:span text:style-name="T9"><text:s/></text:span><text:a xlink:type="simple" xlink:href="http://xcat.sourceforge.net/#download">http://xcat.sourceforge.net/#download</text:a><text:span text:style-name="T9"> </text:span>and copy it to a convenient location on your xCAT management node.</text:p>
        </text:list-item>
        <text:list-item>
          <text:p text:style-name="P69">Unwrap the xCAT tar file. For example,</text:p>
        </text:list-item>
      </text:list>
      <text:list xml:id="list29409575" text:continue-list="list29388791" text:style-name="WW8Num8">
        <text:list-header>
          <text:p text:style-name="P76">gunzip <text:s/>core-aix-*.tar.gz <text:s/></text:p>
          <text:p text:style-name="P77"><text:span text:style-name="T8">tar –xvf <text:s/>core-aix-*.tar</text:span> </text:p>
          <text:p text:style-name="P65"/>
        </text:list-header>
      </text:list>
      <text:list xml:id="list29391709" text:continue-list="list29387238" text:style-name="WW8Num14">
        <text:list-item text:start-value="1">
          <text:p text:style-name="P69">Run the <text:span text:style-name="T7">instxcat</text:span> script (contained in the tar file) to install the xCAT software. <text:s/>(For xCAT 2.3.2 and above, the <text:span text:style-name="T8">instxcat</text:span> script and all the <text:s/>RPMs are located in the xcat-core subdirectory.) <text:s text:c="2"/>The post processing provided by the xCAT packages will perform some basic xCAT configuration. <text:s/>(This includes initializing the SQLite database and starting <text:span text:style-name="T7">xcatd</text:span> daemon processes.) <text:s/>Note: xCAT software packages will install about 200MB files into /opt directory, make sure the /opt directory has enough disk space before running <text:span text:style-name="T8">instxcat</text:span> script.</text:p>
        </text:list-item>
        <text:list-item>
          <text:p text:style-name="P70">Execute the system profile file to set the xCAT paths. This file was updated during the xCAT post install processing. (“<text:span text:style-name="T1">. <text:s/>/etc/profile”). </text:span><text:span text:style-name="T20">( </text:span><text:span text:style-name="T21">Note</text:span><text:span text:style-name="T20">: Make sure you don't have a .profile file that overwrites the “PATH” environment variables.)</text:span></text:p>
          <text:p text:style-name="P70"/>
        </text:list-item>
      </text:list>
      <text:list xml:id="list29390876" text:continue-list="list29409575" text:style-name="WW8Num8">
        <text:list-header>
          <text:p text:style-name="P84"/>
        </text:list-header>
      </text:list>
      <text:h text:style-name="Heading_20_2" text:outline-level="2"><text:soft-page-break/>Verify the xCAT installation.</text:h>
      <text:list xml:id="list29405251" text:style-name="WW8Num29">
        <text:list-item>
          <text:p text:style-name="P71">Run the “<text:span text:style-name="T2">lsdef –h</text:span>” to check if the xCAT daemon is working. <text:s/>(If you get a correct response then you should be Ok. ) </text:p>
        </text:list-item>
      </text:list>
      <text:list xml:id="list29401520" text:continue-list="list29390876" text:style-name="WW8Num8">
        <text:list-header>
          <text:p text:style-name="P84"/>
        </text:list-header>
      </text:list>
      <text:list xml:id="list29401013" text:continue-list="list29405251" text:style-name="WW8Num29">
        <text:list-item text:start-value="1">
          <text:p text:style-name="P71">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xml:id="list29386462" text:continue-list="list29401520" text:style-name="WW8Num8">
        <text:list-header>
          <text:p text:style-name="P75">----------------------------------------------------------------</text:p>
          <text:p text:style-name="P77">Setting the name of the site definition to 'clustersite'.</text:p>
          <text:p text:style-name="P77"/>
          <text:p text:style-name="P77">Object name: clustersite</text:p>
          <text:p text:style-name="P77"><text:s text:c="4"/>domain=abc.foo.com</text:p>
          <text:p text:style-name="P77"><text:s text:c="4"/>installdir=/install</text:p>
          <text:p text:style-name="P77"><text:s text:c="4"/>tftpdir=/tftpboot</text:p>
          <text:p text:style-name="P77"><text:s text:c="4"/>master=7.104.46.27</text:p>
          <text:p text:style-name="P77"><text:s text:c="3"/><text:span text:style-name="T9"><text:s/></text:span><text:span text:style-name="T10">useSSHonAIX=yes</text:span></text:p>
          <text:p text:style-name="P78"><text:s text:c="4"/>xcatdport=3001</text:p>
          <text:p text:style-name="P82"><text:s text:c="4"/>xcatiport=3002</text:p>
        </text:list-header>
      </text:list>
      <text:p text:style-name="P68"/>
      <text:p text:style-name="P91"><text:span text:style-name="T8">Important</text:span>: <text:s/>The “domain” and “master” values are set automatically by xCAT when it is installed. <text:s/>To do this xCAT looks at the primary hostname of the management node. <text:s text:c="2"/></text:p>
      <text:p text:style-name="P91"/>
      <text:p text:style-name="P91"><text:s text:c="6"/>For the “domain” attribute, if the management node hostname was set to a short hostname then the domain attribute would not be set by default. <text:s/>It is also possible that the domain would be set to a value other than the <text:span text:style-name="T23">domain that is used for the cluster nodes.</text:span> <text:s/><text:span text:style-name="T25">In either case you must manually set the domain value to the network domain that will be used for the cluster nodes.</text:span><text:span text:style-name="T23"> <text:s/>You can use the xCAT </text:span><text:span text:style-name="T24">chdef</text:span><text:span text:style-name="T23"> command to modify the domain attribute of the cluster site definition.</text:span></text:p>
      <text:p text:style-name="P92"/>
      <text:p text:style-name="P92"><text:tab/>For example:</text:p>
      <text:p text:style-name="P92"/>
      <text:p text:style-name="P91"><text:span text:style-name="T23"><text:tab/><text:tab/></text:span><text:span text:style-name="T6">chdef -t site domain=mycluster.com</text:span></text:p>
      <text:p text:style-name="P93"/>
      <text:p text:style-name="P94"><text:span text:style-name="T23"><text:s text:c="6"/></text:span><text:span text:style-name="T25">The “master” attribute must be set to the hostname of the xCAT management node, as known by the nodes.</text:span></text:p>
      <text:p text:style-name="P93"/>
      <text:p text:style-name="P93"><text:s text:c="7"/>For example:</text:p>
      <text:p text:style-name="P93"/>
      <text:p text:style-name="P94"><text:span text:style-name="T23"><text:tab/><text:tab/></text:span><text:span text:style-name="T6">chdef -t site master=xcatmn</text:span></text:p>
      <text:h text:style-name="P56" text:outline-level="1"><text:soft-page-break/><text:s/>Additional configuration of the management node</text:h>
      <text:h text:style-name="Heading_20_2" text:outline-level="2">Cluster network configuration notes</text:h>
      <text:p text:style-name="Standard"/>
      <text:list xml:id="list29392519" text:style-name="L1">
        <text:list-item>
          <text:p text:style-name="P47">The cluster network topology, naming conventions etc. should be carefully planned before beginning the cluster node deployment.</text:p>
        </text:list-item>
        <text:list-item>
          <text:p text:style-name="P47">XCAT requires an Ethernet network for installing and managing cluster nodes.</text:p>
        </text:list-item>
        <text:list-item>
          <text:p text:style-name="P47">Cluster nodes may be on different subnets.</text:p>
        </text:list-item>
        <text:list-item>
          <text:p text:style-name="P47">The cluster nodes must all have unique short host names to use in the xCAT node definitions.</text:p>
        </text:list-item>
        <text:list-item>
          <text:p text:style-name="P47">All cluster nodes must use the same domain name. <text:s/><text:span text:style-name="T18">The domain attribute must be set in the cluster site definition.</text:span></text:p>
        </text:list-item>
        <text:list-item>
          <text:p text:style-name="P47">The management node interfaces that will be used to manage the nodes should be configured before starting the xCAT deployment process.</text:p>
        </text:list-item>
        <text:list-item>
          <text:p text:style-name="P47">XCAT network definitions will have to be created for each unique subnet used in the cluster. <text:s/>(This will be described in one of the install documents listed below.)</text:p>
        </text:list-item>
        <text:list-item>
          <text:p text:style-name="P47"><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8">ssh</text:span> on all AIX cluster nodes. If you wish to use r<text:span text:style-name="T8">sh </text:span>you should modify the cluster site definition. <text:s/>To use r<text:span text:style-name="T8">sh</text:span> you would have to set the “useSSHonAIX=no”. <text:s text:c="2"/>You can also specify a path for the <text:span text:style-name="T8">ssh</text:span> and <text:span text:style-name="T8">scp</text:span> commands by setting the “<text:span text:style-name="T8">rsh</text:span>” and “<text:span text:style-name="T8">rcp</text:span>” . <text:s/>If not set the default path would be “/usr/bin/ssh” and “/usr/bin/scp”.</text:p>
      <text:p text:style-name="Standard"/>
      <text:p text:style-name="P28">You will also have to make sure that the <text:span text:style-name="T8">openssl</text:span> an <text:span text:style-name="T8">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3"/>
      <text:p text:style-name="P12"><text:span text:style-name="T16">Note</text:span><text:span text:style-name="T15">: If, at some future point, you wish to check which shell is being used you can run </text:span><text:span text:style-name="T16">xdsh</text:span><text:span text:style-name="T15"> to a node with the “-T” (trace) option. For example:</text:span></text:p>
      <text:p text:style-name="P12"><text:span text:style-name="T15"><text:tab/></text:span><text:span text:style-name="T13">xdsh node01 -v -T date</text:span></text:p>
      <text:p text:style-name="P14"/>
      <text:p text:style-name="P15">Note: <text:s/>The default shell for xCAT 2.3 and beyond is <text:span text:style-name="T8">ssh</text:span>. <text:s/>In earlier versions of xCAT the default was <text:span text:style-name="T8">rsh</text:span>.</text:p>
      <text:h text:style-name="Heading_20_2" text:outline-level="2">Configuring name resolution (optional)</text:h>
      <text:p text:style-name="Standard"/>
      <text:p text:style-name="P30"><text:soft-page-break/>Name resolution is required by xCAT. <text:s/>You can use a simple /etc/hosts mechanism or you can optionally set up a DNS name server. <text:s text:c="2"/>In either case you must start by setting up the /etc/hosts file.</text:p>
      <text:p text:style-name="P31">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xml:id="list29384762" text:style-name="L2">
        <text:list-item>
          <text:p text:style-name="P48">Manually adding the entries.</text:p>
        </text:list-item>
        <text:list-item>
          <text:p text:style-name="P48">Running a custom script that uses some cluster naming convention to automate the adding of the node entries. (User-provided.)</text:p>
        </text:list-item>
        <text:list-item>
          <text:p text:style-name="P48">Using the xCAT <text:span text:style-name="T8">makehosts</text:span> command after the XCAT node definitions have been created.</text:p>
        </text:list-item>
      </text:list>
      <text:p text:style-name="Standard">If you are dealing with a large number of nodes this task can be quite tedious. <text:s/>The xCAT <text:span text:style-name="T8">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xml:id="list29405232" text:style-name="L3">
        <text:list-item>
          <text:p text:style-name="P49">Decide on a node naming convention such that the node IP &amp; long hostname can be determined from the node name.</text:p>
        </text:list-item>
        <text:list-item>
          <text:p text:style-name="P49">Include all the nodes in a node “group” definition.</text:p>
        </text:list-item>
        <text:list-item>
          <text:p text:style-name="P49">Set the group “ip” and “hostnames” attribute to a regular expression that can be used to derive the node IP and hostname.</text:p>
        </text:list-item>
        <text:list-item>
          <text:p text:style-name="P49">Run the <text:span text:style-name="T8">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ext:soft-page-break/>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6"><text:tab/><text:span text:style-name="T8">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20">, and the hostname can be derived from the expression </text:span><text:span text:style-name="T3">|(.*)|($1).mycluster.com|'.</text:span></text:p>
      <text:p text:style-name="P26"/>
      <text:p text:style-name="P27">So let's say that you have defined all your nodes using the xCAT support such as <text:span text:style-name="T8">rscan</text:span> or <text:span text:style-name="T8">mkvm</text:span> using the naming convention mentioned above. <text:s/>Now you could display the node definition as follows:</text:p>
      <text:p text:style-name="P27"/>
      <text:p text:style-name="P27"><text:tab/><text:span text:style-name="T3">lsdef -l <text:s/>clstrf01c02p03</text:span></text:p>
      <text:p text:style-name="P26"/>
      <text:p text:style-name="P27">Since this node belongs to the “compute” group, when I display the definition it will use the regular expressions to derive the “ip” and “hostnames” values.</text:p>
      <text:p text:style-name="P27"/>
      <text:p text:style-name="P27">The output might look something like the following:</text:p>
      <text:p text:style-name="P27"/>
      <text:p text:style-name="P1">Object name: clstrf01c02p03</text:p>
      <text:p text:style-name="P1"><text:s text:c="4"/>cons=hmc</text:p>
      <text:p text:style-name="P1"><text:s text:c="4"/>groups=lpar,all,compute</text:p>
      <text:p text:style-name="P1"><text:s text:c="4"/>hcp=clstrhmc01</text:p>
      <text:p text:style-name="P1"><text:s text:c="4"/>hostnames=clstrf01c02p03.mycluster.com</text:p>
      <text:p text:style-name="P1"><text:s text:c="4"/>id=1</text:p>
      <text:p text:style-name="P1"><text:s text:c="4"/>ip=10.1.2.3</text:p>
      <text:p text:style-name="P1"><text:s text:c="4"/>mac=001a64f9c009</text:p>
      <text:p text:style-name="P1"><text:s text:c="4"/>mgt=hmc</text:p>
      <text:p text:style-name="P1"><text:s text:c="4"/>nodetype=lpar,osi</text:p>
      <text:p text:style-name="P1"><text:s text:c="4"/>os=AIX</text:p>
      <text:p text:style-name="P1"><text:s text:c="4"/>parent=clstrf1fsp01-9125-F2A-SN024C332</text:p>
      <text:p text:style-name="P1"><text:s text:c="4"/>postscripts=myscript</text:p>
      <text:p text:style-name="P1"><text:s text:c="4"/>profile=MYimg</text:p>
      <text:p text:style-name="P1"/>
      <text:p text:style-name="P11">Now that all the nodes have an “ip” and “hostnames” value you can run the xCAT <text:span text:style-name="T8">makehosts</text:span> command to update /etc/hosts.</text:p>
      <text:p text:style-name="P11"/>
      <text:p text:style-name="P11"><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text:soft-page-break/>For example, if the cluster domain is “mycluster.com”, the IP address <text:s/>of the management node is “<text:span text:style-name="T5">100.0.0.41</text:span><text:span text:style-name="T19">”</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6"/>
      <text:p text:style-name="Text_20_body">Edit “/etc/resolv.conf” to contain the cluster domain and nameserver. <text:s/>For example:</text:p>
      <text:p text:style-name="P40">search mycluster.com</text:p>
      <text:p text:style-name="P40">nameserver <text:s/><text:span text:style-name="T19">100..0.0.41</text:span></text:p>
      <text:p text:style-name="P39"/>
      <text:p text:style-name="P16">Create xCAT network definitions for each of the cluster networks. (Your network and mask value need to be defined for <text:span text:style-name="T8">makedns</text:span> to be able to set up the correct ip range for the management node to serve.)</text:p>
      <text:p text:style-name="P16"/>
      <text:p text:style-name="P3">You will need a name for the network and values for the following attributes.</text:p>
      <text:p text:style-name="P8"><text:tab/><text:span text:style-name="T8">net</text:span> <text:s text:c="11"/>The network address.</text:p>
      <text:p text:style-name="P8"><text:tab/><text:span text:style-name="T8">mask</text:span> <text:s text:c="7"/>The network mask.</text:p>
      <text:p text:style-name="P8"><text:tab/><text:span text:style-name="T8">gateway</text:span> <text:s text:c="3"/>The network gateway.</text:p>
      <text:p text:style-name="P18"/>
      <text:p text:style-name="P8">You can use the xCAT <text:span text:style-name="T8">makenetworks</text:span> command to gather cluster network information and create xCAT network definitions. <text:s/>See the <text:span text:style-name="T8">makenetworks</text:span> man page for details. <text:s/>(This feature is available in xCAT 2.3 and beyond.)</text:p>
      <text:p text:style-name="P8"/>
      <text:p text:style-name="P8">You can also use the xCAT <text:span text:style-name="T8">mkdef</text:span> command to define the network. </text:p>
      <text:p text:style-name="P8"/>
      <text:p text:style-name="P8">For example:</text:p>
      <text:p text:style-name="P8"/>
      <text:p text:style-name="P9"><text:tab/><text:span text:style-name="T27">mkdef -t network -o net1 net=9.114.113.224 mask=255.255.255.224 <text:tab/><text:tab/><text:tab/><text:tab/>gateway=9.114.113.254</text:span></text:p>
      <text:p text:style-name="P39"/>
      <text:p text:style-name="P16">Run <text:span text:style-name="T8">makedns</text:span> to create the /etc/named.conf file and populate the /var/named directory with resolution files. </text:p>
      <text:p text:style-name="P17"><text:tab/><text:span text:style-name="T8">makedns</text:span></text:p>
      <text:p text:style-name="P16"/>
      <text:p text:style-name="P7">Start DNS:</text:p>
      <text:p text:style-name="P16"><text:tab/><text:span text:style-name="T4">startsrc -s named</text:span><text:span text:style-name="T3"> </text:span></text:p>
      <text:list xml:id="list29402596" text:style-name="L4">
        <text:list-header>
          <text:p text:style-name="P51"/>
        </text:list-header>
      </text:list>
      <text:h text:style-name="Heading_20_2" text:outline-level="2">Syslog setup</text:h>
      <text:p text:style-name="P20">xCAT will automatically set up <text:span text:style-name="T8">syslog</text:span> on the management node and the cluster nodes when they are deployed (installed or booted). <text:s text:c="2"/>When <text:span text:style-name="T8">syslog</text:span> is set up on the nodes it will be configured to forward the logs to the management node. <text:s/></text:p>
      <text:p text:style-name="Text_20_body"><text:soft-page-break/><text:span text:style-name="T10">If you do not wish to have </text:span><text:span text:style-name="T14">syslog</text:span><text:span text:style-name="T10"> set up on the nodes you must remove the “syslog” script from the “xcatdefaults” entry in the xCAT “postscripts” table. <text:s/></text:span><text:span text:style-name="_20_Char"><text:span text:style-name="T10">You can change the “</text:span></text:span><text:span text:style-name="_20_Char"><text:span text:style-name="T11">xcatdefaults</text:span></text:span><text:span text:style-name="_20_Char"><text:span text:style-name="T10">” setting by using the xCAT </text:span></text:span><text:span text:style-name="_20_Char"><text:span text:style-name="T14">chtab</text:span></text:span><text:span text:style-name="_20_Char"><text:span text:style-name="T10"> or </text:span></text:span><text:span text:style-name="_20_Char"><text:span text:style-name="T14">tabedit</text:span></text:span><text:span text:style-name="_20_Char"><text:span text:style-name="T10">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8">tabedit</text:span> command to add and entry to this table. For example: </text:p>
      <text:p text:style-name="Standard"><text:tab/><text:span text:style-name="T4">tabedit passwd</text:span></text:p>
      <text:p text:style-name="P26"/>
      <text:p text:style-name="Standard"><text:span text:style-name="T20">You will need an entry with a</text:span><text:span text:style-name="T3"> “key” </text:span><text:span text:style-name="T20">set to</text:span><text:span text:style-name="T3"> “system”, </text:span><text:span text:style-name="T20">a</text:span><text:span text:style-name="T3"> “username” </text:span><text:span text:style-name="T20">set to</text:span><text:span text:style-name="T3"> “root” </text:span><text:span text:style-name="T20">and the</text:span><text:span text:style-name="T3"> “password” </text:span><text:span text:style-name="T20">attribute set to whatever string you want</text:span><text:span text:style-name="T3">.</text:span></text:p>
      <text:p text:style-name="P26"/>
      <text:p text:style-name="P27"><text:span text:style-name="T25">In xCAT version 2.5</text:span> and beyond you may add an encrypted password to the table. <text:s/>If the password is encrypted you must also set the “cryptmethod” attribute so that the password can be set correctly on the nodes.</text:p>
      <text:p text:style-name="P26"/>
      <text:p text:style-name="P27">You can change the passwords on the nodes at any time using <text:span text:style-name="T8">xdsh</text:span> and the AIX <text:span text:style-name="T8">chpasswd</text:span> command.</text:p>
      <text:p text:style-name="P27"/>
      <text:p text:style-name="P27">For example:</text:p>
      <text:p text:style-name="P27"><text:tab/></text:p>
      <text:p text:style-name="P27"><text:tab/><text:span text:style-name="T3">xdsh node01 'echo “root:mypw” | chpasswd -c'</text:span></text:p>
      <text:p text:style-name="Standard"><text:span text:style-name="_20_Char"><text:span text:style-name="T20"/></text:span></text:p>
      <text:h text:style-name="Heading_20_2" text:outline-level="2">Set up NTP (optional)</text:h>
      <text:p text:style-name="P35">To enable the NTP services on the cluster, <text:s/>first configure NTP on the management node and start <text:span text:style-name="T8">ntpd</text:span>.</text:p>
      <text:p text:style-name="P36">Next set the “<text:span text:style-name="T5">ntpservers”</text:span> attribute in the site table. <text:s/>Whatever time servers are listed in this attribute will be used by all the nodes that boot directly from the management node. </text:p>
      <text:p text:style-name="P36">If <text:s/>your nodes have access to the internet you can use the global servers:</text:p>
      <text:p text:style-name="P37"><text:soft-page-break/>chdef -t site ntpservers= 0.north-america.pool.ntp.org, 1.northamerica.pool.ntp.org,2.north-america.pool.ntp.org,3.northamerica.pool.ntp.org</text:p>
      <text:p text:style-name="P36">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38">chdef -t site <text:s/>ntpservers= myMN</text:p>
      <text:h text:style-name="Heading_20_2" text:outline-level="2">Increase file size limit</text:h>
      <text:p text:style-name="P10">Some of the AIX/NIM resources that are used to install nodes are quite large (1-2G) so it may be necessary to increase the file size limit. </text:p>
      <text:p text:style-name="P10"/>
      <text:p text:style-name="P3">For example, to set the file size limit to “unlimited” for the user “root” you could run the following command.</text:p>
      <text:p text:style-name="P3"><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26"/>
      <text:p text:style-name="Standard"><text:span text:style-name="T20">You may need to add additional policy definitions. </text:span><text:span text:style-name="T17">For example, y</text:span><text:span text:style-name="T20">ou will need a policy for the hostname that was used when xCAT was installed. <text:s/>To find out what this was you can run:</text:span></text:p>
      <text:p text:style-name="P27"/>
      <text:p text:style-name="P26"><text:tab/>openssl x509 -text -in /etc/xcat/cert/server-cert.pem -noout|grep Subject:</text:p>
      <text:p text:style-name="P26"/>
      <text:p text:style-name="P27">So, for example, if the hostnmae is “myMN.foo.bar” <text:s/>then you can create a policy definition with the following command. (The policy names are numbers, just pick a number that is not yet used.)</text:p>
      <text:p text:style-name="P27"/>
      <text:p text:style-name="P26"><text:tab/>mkdef -t policy -o 8 name= myMN.foo.bar rule=allow</text:p>
      <text:h text:style-name="Heading_20_2" text:outline-level="2">Check system services</text:h>
      <text:p text:style-name="Standard"/>
      <text:list xml:id="list29394443" text:style-name="L5">
        <text:list-item>
          <text:p text:style-name="P59">inted</text:p>
        </text:list-item>
      </text:list>
      <text:p text:style-name="P85">inetd includes services such as telnet, ftp, bootp<text:span text:style-name="T28">/dhcp</text:span>, and others. <text:s/><text:span text:style-name="T8">Edit the /etc/inetd.conf file to turn on all services that are needed.</text:span> <text:s/>Ftp and bootp<text:span text:style-name="T28">/dhcp</text:span> are required for System p node installations. <text:s/>Stop and restart the <text:span text:style-name="T8">inetd</text:span> service after any changes:</text:p>
      <text:p text:style-name="P79">stopsrc -s inetd</text:p>
      <text:p text:style-name="P80">startsrc -s inetd</text:p>
      <text:p text:style-name="P86"><text:soft-page-break/></text:p>
      <text:list xml:id="list29396017" text:style-name="L6">
        <text:list-item>
          <text:p text:style-name="P60">NFS</text:p>
        </text:list-item>
      </text:list>
      <text:p text:style-name="P85">NFS is required for all NIM installs. <text:s/>Ensure the NFS daemons are running:</text:p>
      <text:p text:style-name="P79">lssrc -g nfs</text:p>
      <text:p text:style-name="P88">If any NFS services are inoperative, you can stop and restart the entire group of services:</text:p>
      <text:p text:style-name="P79">stopsrc -g nfs</text:p>
      <text:p text:style-name="P79">startsrc -g nfs</text:p>
      <text:p text:style-name="P88">There are other system services that NFS depends on such as inetd, portmap, biod, and others. </text:p>
      <text:p text:style-name="P88"/>
      <text:list xml:id="list29394810" text:style-name="L7">
        <text:list-item>
          <text:p text:style-name="P90">TFTP</text:p>
          <text:p text:style-name="P89">To check if the TFTP daemonis running.</text:p>
          <text:list>
            <text:list-header>
              <text:p text:style-name="P87">lssrc -a | grep tftpd</text:p>
            </text:list-header>
          </text:list>
        </text:list-item>
      </text:list>
      <text:p text:style-name="P72"/>
      <text:p text:style-name="P88"><text:s text:c="2"/>To stop and start tftp daeon.</text:p>
      <text:p text:style-name="P81"><text:s/><text:span text:style-name="T3">stopsrc -s tftpd</text:span></text:p>
      <text:p text:style-name="P79"><text:s/>startsrc -s tftpd</text:p>
      <text:p text:style-name="P41"/>
      <text:h text:style-name="P56" text:outline-level="1"><text:s/>xCAT on AIX documentation</text:h>
      <text:h text:style-name="P57" text:outline-level="2">Terminology</text:h>
      <text:p text:style-name="P21"/>
      <text:p text:style-name="P22">Some basic terminology.</text:p>
      <text:p text:style-name="P21"/>
      <text:list xml:id="list29403167" text:style-name="L8">
        <text:list-item>
          <text:p text:style-name="P50">standalone – <text:span text:style-name="T19">An AIX node that has it's operating system installed on a local disk.</text:span></text:p>
        </text:list-item>
        <text:list-item>
          <text:p text:style-name="P50">rte <text:span text:style-name="T19">install - <text:s/>A network installation method supported by NIM that uses a NIM lpp_source resource to install a node.</text:span></text:p>
        </text:list-item>
        <text:list-item>
          <text:p text:style-name="P50">mksysb<text:span text:style-name="T19"> install - <text:s/>A network installation method supported by NIM that uses a system backup of one node (mksysb image) to install other cluster nodes.</text:span></text:p>
        </text:list-item>
        <text:list-item>
          <text:p text:style-name="P50">diskful<text:span text:style-name="T19"> – A node that has its operating sytem installed on a local disk. (A standalone node.) <text:s/></text:span></text:p>
        </text:list-item>
        <text:list-item>
          <text:p text:style-name="P50">diskless<text:span text:style-name="T19"> - <text:s/>No local disk. <text:s/>For AIX nodes the operating system is mounted.</text:span></text:p>
        </text:list-item>
        <text:list-item>
          <text:p text:style-name="P50">stateful<text:span text:style-name="T19"> – A node that maintains its state after it has been shut down and rebooted. <text:s text:c="2"/>For AIX diskless nodes this means that each node has its own NIM “root” resource that it can use to store node-specific information. <text:s/>Each node mounts its own root directory.</text:span></text:p>
        </text:list-item>
        <text:list-item>
          <text:p text:style-name="P50">stateless<text:span text:style-name="T19"> – A node that does NOT maintain its state after it has been shut down and rebooted. <text:s/>For AIX diskless nodes this means that the nodes all use the same NIM “shared_root” resource. <text:s/>Each node mounts the same root directory. <text:s/>Anything that is written to the local root directory is redirected to memory and is lost when the node is shut down.</text:span></text:p>
        </text:list-item>
        <text:list-item>
          <text:p text:style-name="P50">statelite<text:span text:style-name="T19"> - <text:s/>An AIX diskless stateless node that also has <text:s/>a small amount of persistent files and/or directories. <text:s/>The persistent files and/or directories are </text:span><text:soft-page-break/><text:span text:style-name="T19">mounted on the nodes. <text:s text:c="2"/>This support is available for AIX nodes in xCAT version 2.5 and beyond.</text:span></text:p>
        </text:list-item>
      </text:list>
      <text:p text:style-name="Standard"/>
      <text:h text:style-name="P57" text:outline-level="2">Installing AIX standalone nodes (using NIM rte method)</text:h>
      <text:p text:style-name="P21"><text:a xlink:type="simple" xlink:href="http://xcat.svn.sourceforge.net/viewvc/xcat/xcat-core/trunk/xCAT-client/share/doc/xCAT2onAIXinstall.pdf"><text:span text:style-name="T19">http://xcat.svn.sourceforge.net/viewvc/xcat/xcat-core/trunk/xCAT-client/share/doc/xCAT2onAIXinstall.pdf</text:span></text:a></text:p>
      <text:p text:style-name="P22"/>
      <text:h text:style-name="P57" text:outline-level="2">Booting AIX diskless nodes (using stateless method)</text:h>
      <text:p text:style-name="P29"><text:a xlink:type="simple" xlink:href="http://xcat.svn.sourceforge.net/viewvc/xcat/xcat-core/trunk/xCAT-client/share/doc/xCAT2onAIXDiskless.pdf"><text:span text:style-name="T19">http://xcat.svn.sourceforge.net/viewvc/xcat/xcat-core/trunk/xCAT-client/share/doc/xCAT2onAIXDiskless.pdf</text:span></text:a></text:p>
      <text:h text:style-name="P57" text:outline-level="2">Cloning AIX nodes (install using AIX mksysb image)</text:h>
      <text:p text:style-name="P25"><text:a xlink:type="simple" xlink:href="http://xcat.svn.sourceforge.net/viewvc/xcat/xcat-core/trunk/xCAT-client/share/doc/xCAT2onAIXmksysb.pdf">http://xcat.svn.sourceforge.net/viewvc/xcat/xcat-core/trunk/xCAT-client/share/doc/xCAT2onAIXmksysb.pdf</text:a></text:p>
      <text:h text:style-name="P58" text:outline-level="2">Using xCAT Service Nodes with AIX</text:h>
      <text:p text:style-name="P32"/>
      <text:p text:style-name="P34"><text:a xlink:type="simple" xlink:href="http://xcat.svn.sourceforge.net/viewvc/xcat/xcat-core/trunk/xCAT-client/share/doc/xCAT2onAIXServiceNodes.pdf"><text:span text:style-name="T22">http://xcat.svn.sourceforge.net/viewvc/xcat/xcat-core/trunk/xCAT-client/share/doc/xCAT2onAIXServiceNodes.pdf</text:span></text:a></text:p>
      <text:p text:style-name="P33"><text:a xlink:type="simple" xlink:href="http://xcat.svn.sourceforge.net/svnroot/xcat/xcat-core/trunk/xCAT-client/share/doc/xCAT2onAIXServiceNodes.pdf"><text:span text:style-name="T22"/></text:a></text:p>
      <text:h text:style-name="Heading_20_2" text:outline-level="2">Updating AIX cluster nodes</text:h>
      <text:p text:style-name="Standard"/>
      <text:p text:style-name="P33"><text:a xlink:type="simple" xlink:href="http://xcat.svn.sourceforge.net/viewvc/xcat/xcat-core/trunk/xCAT-client/share/doc/xCAT2onAIXUpdates.pdf"><text:span text:style-name="T22">http://xcat.svn.sourceforge.net/viewvc/xcat/xcat-core/trunk/xCAT-client/share/doc/xCAT2onAIXUpdates.pdf</text:span></text:a></text:p>
      <text:h text:style-name="P56" text:outline-level="1">References</text:h>
      <text:list xml:id="list29399981" text:style-name="L9">
        <text:list-item>
          <text:p text:style-name="P52">xCAT man pages: <text:s/><text:a xlink:type="simple" xlink:href="http://xcat.sf.net/man1/xcat.1.html">http://xcat.sf.net/man1/xcat.1.html</text:a></text:p>
        </text:list-item>
        <text:list-item>
          <text:p text:style-name="P52">xCAT DB table descriptions: <text:a xlink:type="simple" xlink:href="http://xcat.sf.net/man5/xcatdb.5.html">http://xcat.sf.net/man5/xcatdb.5.html</text:a></text:p>
        </text:list-item>
        <text:list-item>
          <text:p text:style-name="P52">xCAT mailing list: <text:s/><text:a xlink:type="simple" xlink:href="http://xcat.org/mailman/listinfo/xcat-user">http://xcat.org/mailman/listinfo/xcat-user</text:a></text:p>
        </text:list-item>
        <text:list-item>
          <text:p text:style-name="P52">xCAT bugs: <text:s/><text:a xlink:type="simple" xlink:href="https://sourceforge.net/tracker/?group_id=208749&amp;atid=1006945">https://sourceforge.net/tracker/?group_id=208749&amp;atid=1006945</text:a></text:p>
        </text:list-item>
        <text:list-item>
          <text:p text:style-name="P52">xCAT feature requests: <text:s/><text:a xlink:type="simple" xlink:href="https://sourceforge.net/tracker/?group_id=208749&amp;atid=1006948">https://sourceforge.net/tracker/?group_id=208749&amp;atid=1006948</text:a></text:p>
        </text:list-item>
        <text:list-item>
          <text:p text:style-name="P52">xCAT wiki: <text:s/><text:a xlink:type="simple" xlink:href="http://xcat.wiki.sourceforge.net/">http://xcat.wiki.sourceforge.net/</text:a> </text:p>
          <text:p text:style-name="P5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dc:title>
    <meta:initial-creator>IBM_USER</meta:initial-creator>
    <meta:creation-date>2008-02-27T15:09:00</meta:creation-date>
    <dc:date>2010-07-05T09:28:50.88</dc:date>
    <meta:print-date>2008-06-16T08:25:03</meta:print-date>
    <meta:editing-cycles>228</meta:editing-cycles>
    <meta:editing-duration>PT80H03M43S</meta:editing-duration>
    <dc:creator>Guangcheng Li</dc:creator>
    <meta:document-statistic meta:table-count="0" meta:image-count="0" meta:object-count="0" meta:page-count="13" meta:paragraph-count="266" meta:word-count="3760" meta:character-count="22968"/>
    <meta:user-defined meta:name="Info 1"/>
    <meta:user-defined meta:name="Info 2"/>
    <meta:user-defined meta:name="Info 3"/>
    <meta:user-defined meta:name="Info 4"/>
  </office:meta>
</office:document-meta>
</file>